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BeanDebug.log( String message , Throwable stackTra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XBeanDebug.log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BeanDebug.logStackTrac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BeanDebug.disable( int bi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BeanDebug.logException(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BeanDebug.trace( int bits , String message , int ind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BeanDebug.initializeBitsFromProper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BeanDebug.enable( int bi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BeanDebug.test( int bi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